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117066091636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206) rotate (-2.15652882376419) translate (4.32288958045838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27906519277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3) rotate (-1.55194677087336) translate (6.3523652960857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4.38779065192771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6) rotate (-2.15652882376419) translate (6.637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9) rotate (-1.55264490257416) translate (5.31766602815128cm 3.43965333700271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02) rotate (-2.15687788961459) translate (5.445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214) rotate (-2.1556561591382) translate (5.47430699928339cm 7.2123561881004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8:42.008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